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eez-gui-icon.png" text:anchor-type="paragraph" svg:x="157mm" svg:y="0mm" svg:width="13mm" svg:height="9.35mm" draw:z-index="3">
                            <draw:image xlink:href="Pictures/100002010000036D0000027EEDA92E76.png" xlink:type="simple" xlink:show="embed" xlink:actuate="onLoad"/>
                        </draw:frame>
                        
                        OverrideStyle</text:h>
                    <text:list>
                        <text:list-item>
                            <text:h text:style-name="Heading_20_2" text:outline-level="2">Description</text:h>
                        </text:list-item>
                    </text:list>
                </text:list-item>
            </text:list>

            <text:p text:style-name="Standard"><text:span>The action will replace one style with another style, so that all Widgets that use that style will use the new style after this replacement. This Action is used if you want to dynamically change the appearance of a Widge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From
                                                                        <text:s text:c="4"/>
                                                                        <text:span text:style-name="T2">ObjectReference</text:span>
                                                                    </text:h>
                                                                </text:list-item>
                                                            </text:list>
                                                        </text:list-item>
                                                    </text:list>
                                                </text:list-item>
                                            </text:list>
                                            <text:p text:style-name="Standard"><text:span>The style to be replaced.</text:span></text:p><text:span> </text:span>
                                            <text:p text:style-name="Standard"/>,
                                            <text:list xml:id="list1065229068" text:continue-numbering="true" text:style-name="Outline">
                                                <text:list-item>
                                                    <text:list>
                                                        <text:list-item>
                                                            <text:list>
                                                                <text:list-item>
                                                                    <text:h text:style-name="Heading_20_3" text:outline-level="3">
                                                                        To
                                                                        <text:s text:c="4"/>
                                                                        <text:span text:style-name="T2">ObjectReference</text:span>
                                                                    </text:h>
                                                                </text:list-item>
                                                            </text:list>
                                                        </text:list-item>
                                                    </text:list>
                                                </text:list-item>
                                            </text:list>
                                            <text:p text:style-name="Standard"><text:span>A new style that will replace the existing on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